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6421" officeooo:paragraph-rsid="001364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t awesome</text:p>
      <text:p text:style-name="P1">http://fontawesome.io/icon/user-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6:06:11.745000000</meta:creation-date>
    <dc:date>2017-02-07T16:09:17.363000000</dc:date>
    <meta:editing-duration>PT3M5S</meta:editing-duration>
    <meta:editing-cycles>1</meta:editing-cycles>
    <meta:document-statistic meta:table-count="0" meta:image-count="0" meta:object-count="0" meta:page-count="1" meta:paragraph-count="2" meta:word-count="3" meta:character-count="46" meta:non-whitespace-character-count="45"/>
    <meta:generator>LibreOffice/5.2.1.2$Windows_x86 LibreOffice_project/31dd62db80d4e60af04904455ec9c9219178d620</meta:generator>
  </office:meta>
</office:document-meta>
</file>